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Courie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username"/>
        <text:user-field-decl office:value-type="string" office:string-value="" text:name="firstname"/>
        <text:user-field-decl office:value-type="string" office:string-value="&lt;none&gt;" text:name="lastname"/>
        <text:user-field-decl office:value-type="string" office:string-value="" text:name="address"/>
      </text:user-field-decls>
      <text:p text:style-name="Standard">Userfields example saved using OpenOffice.Org 3.x (needed for a regression test, that <text:span text:style-name="T1">xml:id</text:span> is handled correctly)</text:p>
      <text:p text:style-name="Standard"/>
      <text:list xml:id="list405523616" text:style-name="L1">
        <text:list-item>
          <text:p text:style-name="P1">Username:<text:tab/>„<text:user-field-get text:name="username"/>“</text:p>
        </text:list-item>
        <text:list-item>
          <text:p text:style-name="P1">Firstname:<text:tab/><text:user-field-get text:name="firstname"/></text:p>
        </text:list-item>
        <text:list-item>
          <text:p text:style-name="P1">Lastname:<text:tab/><text:user-field-get text:name="lastname">&lt;none&gt;</text:user-field-get></text:p>
        </text:list-item>
        <text:list-item>
          <text:p text:style-name="P1">Address:<text:tab/><text:user-field-get text:name="addres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3</meta:generator>
    <meta:initial-creator>Michael Howitz</meta:initial-creator>
    <meta:creation-date>2007-07-26T10:57:45</meta:creation-date>
    <dc:date>2009-06-08T14:51:44</dc:date>
    <dc:language>de-DE</dc:language>
    <meta:editing-cycles>8</meta:editing-cycles>
    <meta:editing-duration>PT00H12M31S</meta:editing-duration>
    <meta:document-statistic meta:table-count="0" meta:image-count="0" meta:object-count="0" meta:page-count="1" meta:paragraph-count="5" meta:word-count="27" meta:character-count="169"/>
    <meta:user-defined meta:name="Info 1"/>
    <meta:user-defined meta:name="Info 2"/>
    <meta:user-defined meta:name="Info 3"/>
    <meta:user-defined meta:name="Info 4"/>
  </office:meta>
</office:document-meta>
</file>